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E0000025F2B85D8D3.png" manifest:media-type="image/png"/>
  <manifest:file-entry manifest:full-path="Pictures/100000010000069A00000336A994A1CA.png" manifest:media-type="image/png"/>
  <manifest:file-entry manifest:full-path="Pictures/10000001000004F7000003F923A2E66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text-properties style:font-name="Times New Roman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font-name="Times New Roman" fo:font-size="36pt" style:font-size-asian="36pt" style:font-size-complex="36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Diabetes </text:span><text:span text:style-name="T1">Interventions</text:span><text:span text:style-name="T2"><text:line-break/></text:span><text:span text:style-name="T3">Daan Kersten, Andrew Schroeder, and </text:span><text:span text:style-name="T3">Sven Meijboom</text:span></text:p>
          </draw:text-box>
        </draw:frame>
        <draw:frame draw:style-name="gr1" draw:text-style-name="P2" draw:layer="layout" svg:width="14.511cm" svg:height="11.611cm" svg:x="1cm" svg:y="3.257cm">
          <draw:image xlink:href="Pictures/10000001000004F7000003F923A2E66E.png" xlink:type="simple" xlink:show="embed" xlink:actuate="onLoad" draw:mime-type="image/png">
            <text:p/>
          </draw:image>
        </draw:frame>
        <draw:frame draw:style-name="gr1" draw:text-style-name="P2" draw:layer="layout" svg:width="10.881cm" svg:height="9.858cm" svg:x="16.119cm" svg:y="4cm">
          <draw:image xlink:href="Pictures/100000010000029E0000025F2B85D8D3.png" xlink:type="simple" xlink:show="embed" xlink:actuate="onLoad" draw:mime-type="image/png">
            <text:p/>
          </draw:image>
        </draw:frame>
        <draw:frame draw:style-name="gr1" draw:text-style-name="P2" draw:layer="layout" svg:width="8.5cm" svg:height="4.133cm" svg:x="20cm" svg:y="12.5cm">
          <draw:image xlink:href="Pictures/100000010000069A00000336A994A1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20:06:07.881335079</meta:creation-date>
    <dc:date>2024-12-01T20:17:40.551605261</dc:date>
    <meta:editing-duration>PT15S</meta:editing-duration>
    <meta:editing-cycles>1</meta:editing-cycles>
    <meta:document-statistic meta:object-count="27"/>
    <meta:generator>LibreOffice/24.2.5.2$Linux_X86_64 LibreOffice_project/420$Build-2</meta:generator>
  </office:meta>
</office:document-meta>
</file>